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officeooo:rsid="0011a14e" officeooo:paragraph-rsid="0011a14e" style:font-size-asian="10.5pt" style:font-size-complex="10.5pt"/>
    </style:style>
    <style:style style:name="P2" style:family="paragraph" style:parent-style-name="Standard">
      <style:text-properties fo:font-size="10.5pt" officeooo:rsid="0011a14e" officeooo:paragraph-rsid="001b96e3" style:font-size-asian="10.5pt" style:font-size-complex="10.5pt"/>
    </style:style>
    <style:style style:name="P3" style:family="paragraph" style:parent-style-name="Standard">
      <style:text-properties fo:font-size="10.5pt" officeooo:rsid="00123c36" officeooo:paragraph-rsid="00123c36" style:font-size-asian="10.5pt" style:font-size-complex="10.5pt"/>
    </style:style>
    <style:style style:name="P4" style:family="paragraph" style:parent-style-name="Standard">
      <style:text-properties fo:font-size="10.5pt" officeooo:rsid="00140dc7" officeooo:paragraph-rsid="00140dc7" style:font-size-asian="10.5pt" style:font-size-complex="10.5pt"/>
    </style:style>
    <style:style style:name="P5" style:family="paragraph" style:parent-style-name="Standard">
      <style:text-properties fo:font-size="10.5pt" officeooo:rsid="00105ab8" officeooo:paragraph-rsid="00105ab8" style:font-size-asian="10.5pt" style:font-size-complex="10.5pt"/>
    </style:style>
    <style:style style:name="P6" style:family="paragraph" style:parent-style-name="Standard">
      <style:text-properties fo:font-size="10.5pt" officeooo:rsid="00105ab8" officeooo:paragraph-rsid="0020c1e6" style:font-size-asian="10.5pt" style:font-size-complex="10.5pt"/>
    </style:style>
    <style:style style:name="P7" style:family="paragraph" style:parent-style-name="Standard">
      <style:text-properties fo:font-size="10.5pt" officeooo:rsid="0020c1e6" officeooo:paragraph-rsid="0020c1e6" style:font-size-asian="10.5pt" style:font-size-complex="10.5pt"/>
    </style:style>
    <style:style style:name="P8" style:family="paragraph" style:parent-style-name="Standard">
      <style:text-properties fo:font-size="10.5pt" officeooo:rsid="0011a14e" officeooo:paragraph-rsid="00105ab8" style:font-size-asian="10.5pt" style:font-size-complex="10.5pt"/>
    </style:style>
    <style:style style:name="P9" style:family="paragraph" style:parent-style-name="Standard">
      <style:text-properties fo:font-size="10.5pt" officeooo:rsid="00140dc7" officeooo:paragraph-rsid="00140dc7" style:font-size-asian="10.5pt" style:font-size-complex="10.5pt"/>
    </style:style>
    <style:style style:name="P10" style:family="paragraph" style:parent-style-name="Standard" style:list-style-name="L1">
      <style:text-properties fo:font-size="10.5pt" officeooo:rsid="00105ab8" officeooo:paragraph-rsid="0020c1e6" fo:background-color="#ffffff" style:font-size-asian="10.5pt" style:font-size-complex="10.5pt"/>
    </style:style>
    <style:style style:name="P11" style:family="paragraph" style:parent-style-name="Standard">
      <style:text-properties fo:font-size="10.5pt" officeooo:rsid="00105ab8" officeooo:paragraph-rsid="0022bc81" fo:background-color="#ffffff" style:font-size-asian="10.5pt" style:font-size-complex="10.5pt"/>
    </style:style>
    <style:style style:name="P12" style:family="paragraph" style:parent-style-name="Standard">
      <style:text-properties fo:font-size="10.5pt" officeooo:rsid="0022bc81" officeooo:paragraph-rsid="0022bc81" fo:background-color="#ffffff" style:font-size-asian="10.5pt" style:font-size-complex="10.5pt"/>
    </style:style>
    <style:style style:name="P13" style:family="paragraph" style:parent-style-name="Text_20_body">
      <style:text-properties fo:font-size="10.5pt" style:font-size-asian="10.5pt" style:font-size-complex="10.5pt"/>
    </style:style>
    <style:style style:name="P14" style:family="paragraph" style:parent-style-name="Text_20_body">
      <style:text-properties fo:font-size="10.5pt" officeooo:paragraph-rsid="002499db" style:font-size-asian="10.5pt" style:font-size-complex="10.5pt"/>
    </style:style>
    <style:style style:name="T1" style:family="text">
      <style:text-properties fo:background-color="#ffff00" loext:char-shading-value="0"/>
    </style:style>
    <style:style style:name="T2" style:family="text">
      <style:text-properties officeooo:rsid="00105ab8" fo:background-color="#ffff00" loext:char-shading-value="0"/>
    </style:style>
    <style:style style:name="T3" style:family="text">
      <style:text-properties fo:background-color="#ffff99" loext:char-shading-value="0"/>
    </style:style>
    <style:style style:name="T4" style:family="text">
      <style:text-properties officeooo:rsid="0011a14e" fo:background-color="#ffff99" loext:char-shading-value="0"/>
    </style:style>
    <style:style style:name="T5" style:family="text">
      <style:text-properties officeooo:rsid="00123c36" fo:background-color="#ffff99" loext:char-shading-value="0"/>
    </style:style>
    <style:style style:name="T6" style:family="text">
      <style:text-properties officeooo:rsid="0020c1e6"/>
    </style:style>
    <style:style style:name="T7" style:family="text">
      <style:text-properties officeooo:rsid="0022bc81"/>
    </style:style>
    <style:style style:name="T8" style:family="text">
      <style:text-properties fo:font-size="10.5pt" officeooo:rsid="00123c36" style:font-size-asian="10.5pt" style:font-size-complex="10.5pt"/>
    </style:style>
    <style:style style:name="T9" style:family="text">
      <style:text-properties fo:font-size="10.5pt" officeooo:rsid="0011a14e" style:font-size-asian="10.5pt" style:font-size-complex="10.5pt"/>
    </style:style>
    <style:style style:name="T10" style:family="text">
      <style:text-properties fo:font-size="10.5pt" officeooo:rsid="00123c36" fo:background-color="#ffff99" loext:char-shading-value="0" style:font-size-asian="10.5pt" style:font-size-complex="10.5pt"/>
    </style:style>
    <style:style style:name="T11" style:family="text">
      <style:text-properties fo:font-size="10.5pt" officeooo:rsid="0011a14e" fo:background-color="#ffff99" loext:char-shading-value="0" style:font-size-asian="10.5pt" style:font-size-complex="10.5pt"/>
    </style:style>
    <style:style style:name="T12" style:family="text">
      <style:text-properties officeooo:rsid="00105ab8"/>
    </style:style>
    <style:style style:name="T13" style:family="text">
      <style:text-properties fo:background-color="#33ff99" loext:char-shading-value="0"/>
    </style:style>
    <style:style style:name="T14" style:family="text">
      <style:text-properties officeooo:rsid="0011a14e"/>
    </style:style>
    <style:style style:name="T15" style:family="text">
      <style:text-properties officeooo:rsid="00123c36"/>
    </style:style>
    <style:style style:name="T16" style:family="text">
      <style:text-properties fo:font-weight="bold" style:font-weight-asian="bold" style:font-weight-complex="bold"/>
    </style:style>
    <style:style style:name="T17" style:family="text">
      <style:text-properties fo:font-weight="bold" officeooo:rsid="0020c1e6" style:font-weight-asian="bold" style:font-weight-complex="bold"/>
    </style:style>
    <style:style style:name="T18" style:family="text">
      <style:text-properties fo:font-weight="bold" officeooo:rsid="002499db"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sting was performed for:</text:p>
      <text:p text:style-name="P7"><text:span text:style-name="T16">1.</text:span> 10 minutes</text:p>
      <text:p text:style-name="P7"><text:span text:style-name="T16">2. </text:span>Give option to continue (for 10 to 90 min)</text:p>
      <text:p text:style-name="P7"><text:span text:style-name="T16">3</text:span>. Survey:</text:p>
      <text:p text:style-name="P7"><text:tab/>Demographic Questionnair</text:p>
      <text:p text:style-name="P7"><text:tab/>Did the game Function Sufficiently</text:p>
      <text:p text:style-name="P6"><text:tab/><text:span text:style-name="T17">UES</text:span><text:span text:style-name="T6"> (User Engagement Scale)-31 questions to all participants</text:span></text:p>
      <text:p text:style-name="P6"><text:tab/><text:span text:style-name="T17">FSS </text:span><text:span text:style-name="T6">(Flow State Scale)– for <text:s/>a sub-sample of participants</text:span></text:p>
      <text:p text:style-name="P5"/>
      <text:p text:style-name="P7"><text:span text:style-name="T16">Test group size</text:span> is recommended to be of at least<text:span text:style-name="T16"> 200, 300 </text:span>or more participants.</text:p>
      <text:p text:style-name="P7"/>
      <text:p text:style-name="P7">Extracted Data Factors(4 in total, check Table 2 from pdf):</text:p>
      <text:list xml:id="list4658239780391658728" text:style-name="L1">
        <text:list-item>
          <text:p text:style-name="P10"><text:span text:style-name="T16">Factor 1 Focused Attention (FAz).</text:span> This factor accounted for 33% of the variance and consisted of the items (FA1-7, and FI1). This factor was the original UES’s Focused Attention subscale with the addition of one Felt Involvement item.</text:p>
        </text:list-item>
        <text:list-item>
          <text:p text:style-name="P10"><text:span text:style-name="T16">Factor 2 Perceived Usability (PUz). </text:span>This factor accounted for 15% of the variance and consisted of the items (PU1-6, PU8, and EN3). This factor was essentially the original UES’s Perceived Usability subscale with the addition of one Endurability item.</text:p>
        </text:list-item>
        <text:list-item>
          <text:p text:style-name="P10"><text:span text:style-name="T16">Factor 3 Aesthetics(AEz). </text:span>This factor accounted for 7% of the variance and consisted of the items (AE1-5). This factor was the original Aesthetics subscale. </text:p>
        </text:list-item>
        <text:list-item>
          <text:p text:style-name="P10"><text:span text:style-name="T16">Factor 4 Satisfaction (SAz). </text:span>This factor accounted for 4% of the variance and consisted of the items (NO1-3, EN1, EN4, EN5, and FI3). This factor was a combination of items from the original UES’s subscales of Novelty, Endurability, and one Felt Involvement item</text:p>
          <text:p text:style-name="P10"/>
        </text:list-item>
      </text:list>
      <text:p text:style-name="P12">Factor Analysis</text:p>
      <text:p text:style-name="P12"><text:tab/>C<text:span text:style-name="T12">orrelation matrix between the items was examined. Tabachnick and Fidell (2007) recommend that all correlation coefficients be above .3. Similarly, Field (2009) recommends eliminating variables that do not correlate highly with any other variables. In our correlation matrix, the item ‘‘I felt in control of my gaming experience’’ (PU7) – did not correlate above .3 with any other item. Therefore, it was removed from subsequent analyses.</text:span></text:p>
      <text:p text:style-name="P11"><text:tab/><text:span text:style-name="T7">T</text:span>he Kaiser–Meyer–Olkin (KMO) is a measure of sampling adequacy, with values above .9 being considered superb (Hutcheson &amp; Sofroniou, 1999).</text:p>
      <text:p text:style-name="P8"/>
      <text:p text:style-name="P1">3.1. Factor structure</text:p>
      <text:p text:style-name="P13">In the exploratory factor analysis, four factors emerged, three of <text:span text:style-name="T14">which were well aligned with subscales previously constructed by O’Brien and Toms (2010) as part of the UES: </text:span><text:span text:style-name="T4">Focused Attention (Faz), Perceived Usability (Puz), and Aesthetics (Aez). The fourth factor, called Satisfaction (Saz), was a combination of items from the original Endurability, Novelty, and Felt Involvement UES subscales.</text:span></text:p>
      <text:p text:style-name="P1"/>
      <text:p text:style-name="P13">In addition, three items from the original scale were removed due to lack of correlation with other items, and factor <text:span text:style-name="T14">loadings below .4 on these four factors. The newly emergent factor, called Satisfaction (Saz), corresponds to findings reported in O’Brien and Toms (2012) on work conducted by the these authors and others in the contexts of online shopping, online search, and Facebook use (Banhawi et al., 2012; O’Brien, 2010). </text:span><text:span text:style-name="T4">This current study provides further evidence that perhaps the original constructs of Endurability, Novelty, and Felt Involvement should be </text:span>considered a single construct in the context of these types of tasks. The name Satisfaction was given to this new factor since a review <text:span text:style-name="T14">of the items that load against this scale all <text:s/>relate closely to </text:span>self-reported reflection on the more hedonic aspects of their experience. They were items that related to how fun and novel the experience was, and the likelihood that they would want to play/ <text:span text:style-name="T14">use this game again. </text:span>This contrasted with the Perceived Usability(Puz) scale which clearly targeted the utilitarian aspects of the <text:span text:style-name="T14">game environment.</text:span></text:p>
      <text:p text:style-name="P2"/>
      <text:p text:style-name="P13">Aesthetics, focusing on the visual elements of the interface, is seemingly hedonic in nature. However, as Lavie <text:span text:style-name="T14">and Tractinsky (2004) point out, an aesthetic response can be influenced by both the more classic elements of design—</text:span><text:soft-page-break/><text:span text:style-name="T14">which are closely aligned with usability conventions—and the purely affective response to the visual design – even if the visual design runs counter to good usability principles. Possibly for this reason, Aesthetics emerges as a dimension that is related yet distinct from the set of attributes leading to satisfaction with use. Focused Attention (Faz) was also a distinct factor which had items that attempted to capture self-report of what the user was feeling while playing the </text:span>game.<text:span text:style-name="T3"> Faz items such as ‘‘I was absorbed in my gaming task’’ seem </text:span><text:span text:style-name="T4">quite different in temporal point of view from the more reflective items in the Saz factor: ‘‘My gaming experience was rewarding.’’ Focused Attention was similarly distinct from Aesthetics since a visual assessment of the interface could be made without any interaction with the game. While user assessment of Perceived Usability also depends on interaction with the game, this construct falls on the utilitarian side of the utilitarian/hedonic continuum.</text:span></text:p>
      <text:p text:style-name="P1"/>
      <text:p text:style-name="P3">3.3. Validity analysis of UESz</text:p>
      <text:p text:style-name="P13">The inter-correlation matrix in Table 7 for the UESz and FSS provides <text:span text:style-name="T15">some modest convergent and divergent validity for the UESz scale. The FSS, as conceptualized by its creators (Jackson &amp; Marsh, 1996; Marsh &amp; Jackson, 1999), is meant to be a holistic measure of a user’s flow state. As such, it encompasses both the more narrow definition of flow as represented in the Focused Attention (Faz) subscale, but also the other hedonic dimensions of the UESz: Aesthetics (Aez) and Satisfaction (Saz). Similarly, the FSS would not be expected to capture the utilitarian dimension of usability (Puz). </text:span>FSS-Puz correlation was still significant but quite a bit lower than <text:span text:style-name="T15">with the other three UESz subscales. Interestingly, the inter-correlation model which included the FSS made the relatively modest <text:s/></text:span>correlations within the UESz between Faz-Puz and Aez-Puz nonsignificant; <text:span text:style-name="T15">thus continuing to reinforce the hedonic/utilitarian distinctions within the UESz. </text:span>Finally, criterion validity of the UESz and FSS was explored by <text:span text:style-name="T15">looking at each of these instruments’ predictive power in a </text:span>game-based context. As noted, it is assumed that individuals with <text:span text:style-name="T15">higher self-reported engagement should perform better at the game (Przybylski et al., 2010), as defined as the maximum level of difficulty reached by the players. It was assumed that both total amount of time played and the efficiency that players were able to move through levels would be key factors in the maximum game level reached. </text:span><text:span text:style-name="T5">The regression analysis found that when all of the UESz subscales and the FSS were used together in a model and analysed holistically, they were significant predictors of Max Level. In addition, the UESz subscales predicted more variance (11%) than the FSS (4%).</text:span></text:p>
      <text:p text:style-name="P14"><text:span text:style-name="T5"><text:s/></text:span><text:span text:style-name="T15">Coming out of these two regressions were a pair of unexpected findings. First, while the regression models were significant, they accounted for a somewhat disappointingly low </text:span>amount of variance. Clearly, there are many other factors other <text:span text:style-name="T15">than engagement that was determining this performance metric. </text:span>One possibility is that Max Level is a less than ideal measure of performance. Also surprising was that Faz was not significant in the UESz-only regression model. It could very well be that while players <text:span text:style-name="T15">were able to adequately report on their state of flow, entering a flow state was not necessary to perform well on this game. Finally, it was interesting to note that Aez had a negative Beta in the regression models. It could be that high ratings of aesthetics were actually a distraction in effective game-play. This interpretation would be supported by multimedia research related to extraneous cognitive load (cf., Mayer, 2003), and would also support a model of aesthetic response more based around non-utilitarian </text:span>dimensions.</text:p>
      <text:p text:style-name="P3"/>
      <text:p text:style-name="P13">The hierarchical regression model in Table 10 provided further <text:span text:style-name="T15">support for the interpretation of the relationship of the UESz subscales to each other, and to the FSS based on the inter-correlation </text:span>matrices (Tables 6 and 7). Adding the FSS to the regression model <text:span text:style-name="T15">offers a modest but significant improvement of the predictive power of the model (now at 13% of variance explained). Perhaps more important is that in this combined model, the FSS plus the Puz and Aez subscales are the significant contributors to the model.</text:span></text:p>
      <text:p text:style-name="P14">Faz, which was not significant in the original regression, is still <text:span text:style-name="T15">not significant here in the combined model. In addition Saz, which was significant in the UESz-only model, is no longer significant in the combined model. The adjusted Beta drops by two-thirds for Faz, and almost in half for Saz between the two models. This reinforces the </text:span><text:soft-page-break/><text:span text:style-name="T15">notion that the FSS is capturing elements of the Faz and Saz subscales, but provides a dimension unique from Puz and Aez when it comes to predicting performance in this game. It is worth noting that while the more narrowly defined construct of flow in the Faz subscale was not significant in this model, the more broadly defined FSS was. It leads to the conclusion that its contribution in this model is more important with regards to this notion </text:span>of satisfaction with game play.</text:p>
      <text:p text:style-name="P3"/>
      <text:p text:style-name="P4">4. Conclusions</text:p>
      <text:p text:style-name="P4">This study has contributed to a further understanding of the measurement of engagement in video game-based environments. Most importantly, it contributes the refinement of the original UES instrument (O’Brien and Toms, 2010) and <text:span text:style-name="T3">suggests a modified version that is better optimized for use in video game research.</text:span> Finally, it provides further scholarship on the constructs of engagement as they relate to video game-play, in particular the theoretical conception of flow and how it is experienced in such a context. In particular, when placed within Hassenzahl et al.’s (2010) framework of hedonic and utilitarian qualities, flow, satisfaction, usability, and aesthetics all provide unique contributions to the self-report of engagement during video game-play, with the former two considered hedonic and the latter two utilitarian. In addition, using this definition of these four <text:s/>constructs, the FSS (Jackson &amp; Marsh, 1996) is measuring not just a more narrow interpretation of flow, but a broader hedonic quality that also includes satisfaction. While different names can be attached to these constructs, the important finding is that unique qualities related to engagement are found along all four dimensions. On the other hand, in the context of video game-play, less support was found for attempting to measure along the six dimensions contained in the original UES. It is important to note that other studies measuring the psychometric characteristics of the UES have also suggested fewer dimensions.</text:p>
      <text:p text:style-name="P4"/>
      <text:p text:style-name="P4">While the validity analysis provided evidence of the general strength of the modified UES (UESz)—both in it’s own right and relative to the FSS—there were a number of questions raised as to what the FAz scale was or was not measuring and whether one should be expecting individuals to retrospectively report entering a state of flow in video games such as the one used in this study. Clearly more work needs to be done concerning what is appropriate criterion measures for flow, in particular, and engagement in video game-play more generally. Certainly more research is also needed in validating the UESz in more contexts; both video game play and other computerbased environments where the measurement of engagement is of interest to the research community. This work will help build a richer conceptualization of both flow and engagement more generally, frame these constructs relative to related constructs such as immersion (cf., Jennett et al., 2008), and add to a framework for evaluating the utility of other measurement techniques in video game-play research.<text:span text:style-name="T3"> Finally, another important line of work would be to use the measurement of engagement with the UESz as a means of exploring individual differences</text:span>. This study did not collect deep enough data on the participants to effectively study such questions, but future work can pair the UESz with deep demographic profiles to explore how interface characteristics of video games interact with individual differences to create differing levels of enga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14:14:06.752000000</meta:creation-date>
    <dc:date>2017-03-28T11:58:44.788000000</dc:date>
    <meta:editing-duration>PT2H8M10S</meta:editing-duration>
    <meta:editing-cycles>4</meta:editing-cycles>
    <meta:generator>LibreOffice/5.2.3.3$Windows_x86 LibreOffice_project/d54a8868f08a7b39642414cf2c8ef2f228f780cf</meta:generator>
    <meta:document-statistic meta:table-count="0" meta:image-count="0" meta:object-count="0" meta:page-count="3" meta:paragraph-count="30" meta:word-count="1879" meta:character-count="11858" meta:non-whitespace-character-count="10005"/>
  </office:meta>
</office:document-meta>
</file>